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0125fa6" officeooo:paragraph-rsid="00287101"/>
    </style:style>
    <style:style style:name="P2" style:family="paragraph" style:parent-style-name="Footer">
      <style:text-properties officeooo:rsid="00125fa6" officeooo:paragraph-rsid="00125fa6"/>
    </style:style>
    <style:style style:name="P3" style:family="paragraph" style:parent-style-name="Text_20_body">
      <style:text-properties officeooo:rsid="002c677a" officeooo:paragraph-rsid="002c677a"/>
    </style:style>
    <style:style style:name="P4" style:family="paragraph" style:parent-style-name="Text_20_body">
      <style:text-properties style:text-underline-style="none" officeooo:rsid="002c677a" officeooo:paragraph-rsid="002c677a"/>
    </style:style>
    <style:style style:name="P5" style:family="paragraph" style:parent-style-name="Heading_20_1">
      <style:text-properties style:text-underline-style="solid" style:text-underline-width="auto" style:text-underline-color="font-color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89541"/>
    </style:style>
    <style:style style:name="T3" style:family="text">
      <style:text-properties style:text-underline-style="none" officeooo:rsid="00287101"/>
    </style:style>
    <style:style style:name="T4" style:family="text">
      <style:text-properties fo:color="#ff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color="#ff0000" fo:font-size="20pt" style:text-underline-style="solid" style:text-underline-width="auto" style:text-underline-color="font-color" fo:font-weight="bold" officeooo:rsid="0025083d" style:font-size-asian="20pt" style:font-weight-asian="bold" style:font-size-complex="20pt" style:font-weight-complex="bold"/>
    </style:style>
    <style:style style:name="T6" style:family="text">
      <style:text-properties fo:color="#ff0000" fo:font-size="20pt" style:text-underline-style="solid" style:text-underline-width="auto" style:text-underline-color="font-color" fo:font-weight="bold" officeooo:rsid="002c677a" style:font-size-asian="20pt" style:font-weight-asian="bold" style:font-size-complex="20pt" style:font-weight-complex="bold"/>
    </style:style>
    <style:style style:name="T7" style:family="text">
      <style:text-properties officeooo:rsid="0036f02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"><text:a xlink:type="simple" xlink:href="#__RefHeading___Toc44_2109092996" text:style-name="Index_20_Link" text:visited-style-name="Index_20_Link">Question 1 :<text:tab/>1</text:a></text:p>
        </text:index-body>
      </text:table-of-content>
      <text:h text:style-name="P5" text:outline-level="1"><text:bookmark-start text:name="__RefHeading___Toc44_2109092996"/>Question 1 :<text:bookmark-end text:name="__RefHeading___Toc44_2109092996"/></text:h>
      <text:p text:style-name="P4">a) <text:span text:style-name="T7"><text:s/>La commande df indique l'espace disque utilisé et disponible sur </text:span>le système de fichiers contenant chaque fichier donné en paramètre.</text:p>
      <text:p text:style-name="P3">b) « monter une partition » consiste à rendre une partition partie intégrante de l’arborescence du système de fichier.</text:p>
      <text:p text:style-name="P3">c) La commande « mount » permet de monter une partition que l’on doit spécifier, la commande unmount sert à démonter une partition qui n’est pas en cours d’utilisation.</text:p>
      <text:p text:style-name="P3">d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next-style-name="Terminal" style:class="text">
      <loext:graphic-properties draw:fill-image-width="0cm" draw:fill-image-height="0cm"/>
      <style:paragraph-properties fo:margin-top="0cm" fo:margin-bottom="0.247cm" loext:contextual-spacing="false" fo:line-height="120%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rminal" style:family="paragraph" style:parent-style-name="Text_20_body">
      <loext:graphic-properties draw:fill="solid" draw:fill-color="#000000" draw:fill-image-width="0cm" draw:fill-image-height="0cm"/>
      <style:paragraph-properties fo:background-color="#000000"/>
      <style:text-properties fo:color="#000000" style:text-underline-style="none" officeooo:rsid="001636a0" fo:background-color="#ffffff"/>
    </style:style>
    <style:style style:name="Terminal" style:family="paragraph" style:parent-style-name="Text_20_body">
      <loext:graphic-properties draw:fill="solid" draw:fill-color="#000000"/>
      <style:paragraph-properties fo:background-color="#000000"/>
      <style:text-properties style:font-name="Courier 10 Pitch" fo:font-family="'Courier 10 Pitch'" style:font-style-name="Normal" style:font-pitch="fixed" fo:font-size="10pt" style:text-underline-style="none" officeooo:rsid="0019a7e9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5fa6" officeooo:paragraph-rsid="00287101"/>
    </style:style>
    <style:style style:name="MP2" style:family="paragraph" style:parent-style-name="Footer">
      <style:text-properties officeooo:rsid="00125fa6" officeooo:paragraph-rsid="00125fa6"/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289541"/>
    </style:style>
    <style:style style:name="MT3" style:family="text">
      <style:text-properties style:text-underline-style="none" officeooo:rsid="00287101"/>
    </style:style>
    <style:style style:name="MT4" style:family="text">
      <style:text-properties fo:color="#ff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MT5" style:family="text">
      <style:text-properties fo:color="#ff0000" fo:font-size="20pt" style:text-underline-style="solid" style:text-underline-width="auto" style:text-underline-color="font-color" fo:font-weight="bold" officeooo:rsid="002c677a" style:font-size-asian="20pt" style:font-weight-asian="bold" style:font-size-complex="20pt" style:font-weight-complex="bold"/>
    </style:style>
    <style:style style:name="MT6" style:family="text">
      <style:text-properties fo:color="#ff0000" fo:font-size="20pt" style:text-underline-style="solid" style:text-underline-width="auto" style:text-underline-color="font-color" fo:font-weight="bold" officeooo:rsid="0025083d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<text:tab/><text:tab/></text:span><text:span text:style-name="MT2">RT1</text:span></text:p>
        <text:p text:style-name="MP1"><text:span text:style-name="MT3">Samuel</text:span><text:tab/><text:span text:style-name="MT4">TP</text:span><text:span text:style-name="MT5">3</text:span><text:span text:style-name="MT6"> M</text:span><text:span text:style-name="MT5">1103</text:span></text:p>
      </style:header>
      <style:footer>
        <text:p text:style-name="MP2"><text:date style:data-style-name="N37" text:date-value="2018-11-12T16:00:14.279541000">12/11/18</text:date><text:tab/><text:page-number text:select-page="current">1</text:page-number>/<text:page-count>1</text:page-count><text:tab/><text:date style:data-style-name="N37" text:date-value="2018-11-12T16:00:14.279691246">12/11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19:06.953483179</meta:creation-date>
    <dc:date>2018-11-12T16:00:14.263491761</dc:date>
    <meta:editing-duration>PT34M41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10" meta:word-count="88" meta:character-count="518" meta:non-whitespace-character-count="437"/>
  </office:meta>
</office:document-meta>
</file>